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42568d" style:font-size-asian="14pt" style:font-size-complex="14pt"/>
    </style:style>
    <style:style style:name="P6" style:family="paragraph" style:parent-style-name="Standard">
      <style:text-properties fo:font-size="14pt" officeooo:paragraph-rsid="014393e1" style:font-size-asian="14pt" style:font-size-complex="14pt"/>
    </style:style>
    <style:style style:name="P7" style:family="paragraph" style:parent-style-name="Standard">
      <style:text-properties fo:font-size="14pt" officeooo:rsid="010a58d7" officeooo:paragraph-rsid="0153459d" style:font-size-asian="14pt" style:font-size-complex="14pt"/>
    </style:style>
    <style:style style:name="P8" style:family="paragraph" style:parent-style-name="Standard">
      <style:text-properties fo:font-size="14pt" officeooo:paragraph-rsid="0153459d" style:font-size-asian="14pt" style:font-size-complex="14pt"/>
    </style:style>
    <style:style style:name="P9" style:family="paragraph" style:parent-style-name="Standard">
      <style:text-properties fo:font-size="14pt" fo:font-style="italic" style:font-size-asian="14pt" style:font-style-asian="italic" style:font-size-complex="14pt" style:font-style-complex="italic"/>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paragraph-rsid="0142568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paragraph-rsid="014393e1" style:font-size-asian="20pt" style:font-weight-asian="bold" style:font-size-complex="20pt" style:font-weight-complex="bold"/>
    </style:style>
    <style:style style:name="P13" style:family="paragraph" style:parent-style-name="Standard">
      <style:text-properties style:font-name="Liberation Serif" fo:font-size="14pt" style:text-underline-style="none" fo:font-weight="normal" officeooo:rsid="011fb795" officeooo:paragraph-rsid="0141b6e6" style:font-size-asian="14pt" style:font-weight-asian="normal" style:font-size-complex="14pt" style:font-weight-complex="normal"/>
    </style:style>
    <style:style style:name="P14" style:family="paragraph" style:parent-style-name="Standard">
      <style:text-properties style:font-name="Liberation Serif" fo:font-size="14pt" style:text-underline-style="none" fo:font-weight="normal" officeooo:rsid="0141b6e6" officeooo:paragraph-rsid="0141b6e6" style:font-size-asian="14pt" style:font-weight-asian="normal" style:font-size-complex="14pt" style:font-weight-complex="normal"/>
    </style:style>
    <style:style style:name="P15" style:family="paragraph" style:parent-style-name="Standard">
      <style:text-properties style:font-name="Liberation Serif" fo:font-size="14pt" style:text-underline-style="none" fo:font-weight="normal" officeooo:rsid="0142568d" officeooo:paragraph-rsid="0142568d" style:font-size-asian="14pt" style:font-weight-asian="normal" style:font-size-complex="14pt" style:font-weight-complex="normal"/>
    </style:style>
    <style:style style:name="P16" style:family="paragraph" style:parent-style-name="Standard">
      <style:text-properties style:font-name="Liberation Serif" fo:font-size="14pt" style:text-underline-style="none" fo:font-weight="normal" officeooo:rsid="0142568d" officeooo:paragraph-rsid="014393e1" style:font-size-asian="14pt" style:font-weight-asian="normal" style:font-size-complex="14pt" style:font-weight-complex="normal"/>
    </style:style>
    <style:style style:name="P17" style:family="paragraph" style:parent-style-name="Standard">
      <style:text-properties style:font-name="Liberation Serif" fo:font-size="14pt" style:text-underline-style="none" fo:font-weight="normal" officeooo:rsid="014393e1" officeooo:paragraph-rsid="014393e1" style:font-size-asian="14pt" style:font-weight-asian="normal" style:font-size-complex="14pt" style:font-weight-complex="normal"/>
    </style:style>
    <style:style style:name="P18" style:family="paragraph" style:parent-style-name="Standard">
      <style:text-properties style:font-name="Liberation Serif" fo:font-size="14pt" style:text-underline-style="none" fo:font-weight="normal" officeooo:rsid="01441129" officeooo:paragraph-rsid="01441129" style:font-size-asian="14pt" style:font-weight-asian="normal" style:font-size-complex="14pt" style:font-weight-complex="normal"/>
    </style:style>
    <style:style style:name="P19" style:family="paragraph" style:parent-style-name="Standard">
      <style:text-properties style:font-name="Liberation Serif" fo:font-size="14pt" style:text-underline-style="none" fo:font-weight="normal" officeooo:rsid="014570c9" officeooo:paragraph-rsid="014570c9" style:font-size-asian="14pt" style:font-weight-asian="normal" style:font-size-complex="14pt" style:font-weight-complex="normal"/>
    </style:style>
    <style:style style:name="P20" style:family="paragraph" style:parent-style-name="Standard">
      <style:text-properties style:font-name="Liberation Serif" fo:font-size="14pt" style:text-underline-style="none" fo:font-weight="normal" officeooo:rsid="014679cc" officeooo:paragraph-rsid="014679cc" style:font-size-asian="14pt" style:font-weight-asian="normal" style:font-size-complex="14pt" style:font-weight-complex="normal"/>
    </style:style>
    <style:style style:name="P21" style:family="paragraph" style:parent-style-name="Standard">
      <style:text-properties style:font-name="Liberation Serif" fo:font-size="14pt" style:text-underline-style="none" fo:font-weight="normal" officeooo:rsid="0147ad92" officeooo:paragraph-rsid="0147ad92" style:font-size-asian="14pt" style:font-weight-asian="normal" style:font-size-complex="14pt" style:font-weight-complex="normal"/>
    </style:style>
    <style:style style:name="P22" style:family="paragraph" style:parent-style-name="Standard">
      <style:text-properties style:font-name="Liberation Serif" fo:font-size="14pt" style:text-underline-style="none" fo:font-weight="normal" officeooo:rsid="0147ad92" officeooo:paragraph-rsid="0147c1ae" style:font-size-asian="14pt" style:font-weight-asian="normal" style:font-size-complex="14pt" style:font-weight-complex="normal"/>
    </style:style>
    <style:style style:name="P23" style:family="paragraph" style:parent-style-name="Standard">
      <style:text-properties style:font-name="Liberation Serif" fo:font-size="14pt" style:text-underline-style="none" fo:font-weight="normal" officeooo:rsid="0147f70b" officeooo:paragraph-rsid="0147f70b" style:font-size-asian="14pt" style:font-weight-asian="normal" style:font-size-complex="14pt" style:font-weight-complex="normal"/>
    </style:style>
    <style:style style:name="P24" style:family="paragraph" style:parent-style-name="Standard">
      <style:text-properties style:font-name="Liberation Serif" fo:font-size="14pt" style:text-underline-style="none" fo:font-weight="normal" officeooo:rsid="0149a4d5" officeooo:paragraph-rsid="0149a4d5" style:font-size-asian="14pt" style:font-weight-asian="normal" style:font-size-complex="14pt" style:font-weight-complex="normal"/>
    </style:style>
    <style:style style:name="P25" style:family="paragraph" style:parent-style-name="Standard">
      <style:text-properties style:font-name="Liberation Serif" fo:font-size="14pt" style:text-underline-style="none" fo:font-weight="normal" officeooo:rsid="01323c07" officeooo:paragraph-rsid="014aa42b" style:font-size-asian="14pt" style:font-weight-asian="normal" style:font-size-complex="14pt" style:font-weight-complex="normal"/>
    </style:style>
    <style:style style:name="P26" style:family="paragraph" style:parent-style-name="Standard">
      <style:text-properties style:font-name="Liberation Serif" fo:font-size="14pt" style:text-underline-style="none" fo:font-weight="normal" officeooo:rsid="01332f2d" officeooo:paragraph-rsid="014aa42b" style:font-size-asian="14pt" style:font-weight-asian="normal" style:font-size-complex="14pt" style:font-weight-complex="normal"/>
    </style:style>
    <style:style style:name="P27" style:family="paragraph" style:parent-style-name="Standard">
      <style:text-properties style:font-name="Liberation Serif" fo:font-size="14pt" style:text-underline-style="none" fo:font-weight="normal" officeooo:rsid="0137f646" officeooo:paragraph-rsid="014aa42b" style:font-size-asian="14pt" style:font-weight-asian="normal" style:font-size-complex="14pt" style:font-weight-complex="normal"/>
    </style:style>
    <style:style style:name="P28" style:family="paragraph" style:parent-style-name="Standard">
      <style:text-properties style:font-name="Liberation Serif" fo:font-size="14pt" style:text-underline-style="none" fo:font-weight="normal" officeooo:rsid="0134e740" officeooo:paragraph-rsid="014aa42b" style:font-size-asian="14pt" style:font-weight-asian="normal" style:font-size-complex="14pt" style:font-weight-complex="normal"/>
    </style:style>
    <style:style style:name="P29" style:family="paragraph" style:parent-style-name="Standard">
      <style:text-properties style:font-name="Liberation Serif" fo:font-size="14pt" style:text-underline-style="none" fo:font-weight="normal" officeooo:rsid="014c6ea1" officeooo:paragraph-rsid="014c6ea1" style:font-size-asian="14pt" style:font-weight-asian="normal" style:font-size-complex="14pt" style:font-weight-complex="normal"/>
    </style:style>
    <style:style style:name="P30" style:family="paragraph" style:parent-style-name="Standard">
      <style:text-properties style:font-name="Liberation Serif" fo:font-size="14pt" style:text-underline-style="none" fo:font-weight="normal" officeooo:rsid="014c6ea1" officeooo:paragraph-rsid="014e00eb" style:font-size-asian="14pt" style:font-weight-asian="normal" style:font-size-complex="14pt" style:font-weight-complex="normal"/>
    </style:style>
    <style:style style:name="P31" style:family="paragraph" style:parent-style-name="Standard">
      <style:text-properties style:font-name="Liberation Serif" fo:font-size="14pt" style:text-underline-style="none" fo:font-weight="normal" officeooo:rsid="014e2f4a" officeooo:paragraph-rsid="014e2f4a" style:font-size-asian="14pt" style:font-weight-asian="normal" style:font-size-complex="14pt" style:font-weight-complex="normal"/>
    </style:style>
    <style:style style:name="P32" style:family="paragraph" style:parent-style-name="Standard">
      <style:text-properties style:font-name="Liberation Serif" fo:font-size="14pt" style:text-underline-style="none" fo:font-weight="normal" officeooo:rsid="0162579f" officeooo:paragraph-rsid="0162579f" style:font-size-asian="14pt" style:font-weight-asian="normal" style:font-size-complex="14pt" style:font-weight-complex="normal"/>
    </style:style>
    <style:style style:name="P33" style:family="paragraph" style:parent-style-name="Standard">
      <style:text-properties style:font-name="Liberation Serif" fo:font-size="14pt" style:text-underline-style="none" fo:font-weight="normal" officeooo:rsid="0147c48c" officeooo:paragraph-rsid="0147c48c" style:font-size-asian="14pt" style:font-weight-asian="normal" style:font-size-complex="14pt" style:font-weight-complex="normal"/>
    </style:style>
    <style:style style:name="P34" style:family="paragraph" style:parent-style-name="Standard">
      <style:text-properties style:font-name="Liberation Serif" fo:font-size="14pt" style:text-underline-style="none" fo:font-weight="bold" officeooo:rsid="01323c07" officeooo:paragraph-rsid="014aa42b" style:font-size-asian="14pt" style:font-weight-asian="bold" style:font-size-complex="14pt" style:font-weight-complex="bold"/>
    </style:style>
    <style:style style:name="P35" style:family="paragraph" style:parent-style-name="Standard">
      <style:text-properties style:font-name="Liberation Serif" fo:font-size="14pt" style:text-underline-style="none" fo:font-weight="bold" officeooo:rsid="01332f2d" officeooo:paragraph-rsid="014aa42b" style:font-size-asian="14pt" style:font-weight-asian="bold" style:font-size-complex="14pt" style:font-weight-complex="bold"/>
    </style:style>
    <style:style style:name="P36" style:family="paragraph" style:parent-style-name="Standard">
      <style:text-properties style:font-name="Liberation Serif" fo:font-size="14pt" fo:font-style="normal" style:text-underline-style="none" fo:font-weight="normal" officeooo:rsid="014c6ea1" officeooo:paragraph-rsid="014c6ea1" style:font-size-asian="14pt" style:font-style-asian="normal" style:font-weight-asian="normal" style:font-size-complex="14pt" style:font-style-complex="normal" style:font-weight-complex="normal"/>
    </style:style>
    <style:style style:name="P37" style:family="paragraph" style:parent-style-name="Standard">
      <style:text-properties style:font-name="Liberation Serif" fo:font-size="14pt" fo:font-style="normal" style:text-underline-style="none" fo:font-weight="normal" officeooo:rsid="014c6ea1" officeooo:paragraph-rsid="014e00eb" style:font-size-asian="14pt" style:font-style-asian="normal" style:font-weight-asian="normal" style:font-size-complex="14pt" style:font-style-complex="normal" style:font-weight-complex="normal"/>
    </style:style>
    <style:style style:name="P38" style:family="paragraph" style:parent-style-name="Standard">
      <style:text-properties style:font-name="Liberation Serif" fo:font-size="14pt" fo:font-style="normal" style:text-underline-style="none" fo:font-weight="normal" officeooo:rsid="01485f9d" officeooo:paragraph-rsid="0147f70b" style:font-size-asian="14pt" style:font-style-asian="normal" style:font-weight-asian="normal" style:font-size-complex="14pt" style:font-style-complex="normal" style:font-weight-complex="normal"/>
    </style:style>
    <style:style style:name="P39" style:family="paragraph" style:parent-style-name="Standard">
      <style:text-properties style:font-name="Liberation Serif" fo:font-size="14pt" fo:font-style="normal" style:text-underline-style="none" fo:font-weight="normal" officeooo:rsid="01485f9d" officeooo:paragraph-rsid="01485f9d" style:font-size-asian="14pt" style:font-style-asian="normal" style:font-weight-asian="normal" style:font-size-complex="14pt" style:font-style-complex="normal" style:font-weight-complex="normal"/>
    </style:style>
    <style:style style:name="P40" style:family="paragraph" style:parent-style-name="Standard">
      <style:text-properties style:font-name="Liberation Serif" fo:font-size="14pt" fo:font-style="normal" style:text-underline-style="none" fo:font-weight="normal" officeooo:rsid="01485f9d" officeooo:paragraph-rsid="014aa42b" style:font-size-asian="14pt" style:font-style-asian="normal" style:font-weight-asian="normal" style:font-size-complex="14pt" style:font-style-complex="normal" style:font-weight-complex="normal"/>
    </style:style>
    <style:style style:name="P41" style:family="paragraph" style:parent-style-name="Standard">
      <style:text-properties style:font-name="Liberation Serif" fo:font-size="14pt" fo:font-style="normal" style:text-underline-style="none" fo:font-weight="normal" officeooo:rsid="014e2f4a" officeooo:paragraph-rsid="014e2f4a" style:font-size-asian="14pt" style:font-style-asian="normal" style:font-weight-asian="normal" style:font-size-complex="14pt" style:font-style-complex="normal" style:font-weight-complex="normal"/>
    </style:style>
    <style:style style:name="P42" style:family="paragraph" style:parent-style-name="Standard">
      <style:text-properties style:font-name="Liberation Serif" fo:font-size="14pt" fo:font-style="normal" style:text-underline-style="none" fo:font-weight="normal" officeooo:rsid="0153459d" officeooo:paragraph-rsid="0153459d" style:font-size-asian="14pt" style:font-style-asian="normal" style:font-weight-asian="normal" style:font-size-complex="14pt" style:font-style-complex="normal" style:font-weight-complex="normal"/>
    </style:style>
    <style:style style:name="P43" style:family="paragraph" style:parent-style-name="Standard">
      <style:text-properties style:font-name="Liberation Serif" fo:font-size="14pt" fo:font-style="normal" style:text-underline-style="none" fo:font-weight="normal" officeooo:rsid="010a58d7" officeooo:paragraph-rsid="0153459d" style:font-size-asian="14pt" style:font-style-asian="normal" style:font-weight-asian="normal" style:font-size-complex="14pt" style:font-style-complex="normal" style:font-weight-complex="normal"/>
    </style:style>
    <style:style style:name="P44" style:family="paragraph" style:parent-style-name="Standard">
      <style:text-properties style:font-name="Liberation Serif" fo:font-size="14pt" fo:font-style="normal" style:text-underline-style="none" fo:font-weight="normal" officeooo:rsid="0162579f" officeooo:paragraph-rsid="0162579f" style:font-size-asian="14pt" style:font-style-asian="normal" style:font-weight-asian="normal" style:font-size-complex="14pt" style:font-style-complex="normal" style:font-weight-complex="normal"/>
    </style:style>
    <style:style style:name="P45" style:family="paragraph" style:parent-style-name="Standard">
      <style:text-properties style:font-name="Liberation Serif" fo:font-size="14pt" fo:font-style="normal" style:text-underline-style="none" fo:font-weight="normal" officeooo:rsid="01726f03" officeooo:paragraph-rsid="01726f03" style:font-size-asian="14pt" style:font-style-asian="normal" style:font-weight-asian="normal" style:font-size-complex="14pt" style:font-style-complex="normal" style:font-weight-complex="normal"/>
    </style:style>
    <style:style style:name="P46" style:family="paragraph" style:parent-style-name="Standard">
      <style:text-properties style:font-name="Liberation Serif" fo:font-size="14pt" style:text-underline-style="solid" style:text-underline-width="auto" style:text-underline-color="font-color" fo:font-weight="bold" officeooo:rsid="0175cb9e" officeooo:paragraph-rsid="0175cb9e" style:font-size-asian="14pt" style:font-weight-asian="bold" style:font-size-complex="14pt" style:font-weight-complex="bold"/>
    </style:style>
    <style:style style:name="P47" style:family="paragraph" style:parent-style-name="Standard">
      <style:text-properties style:font-name="Courier 10 Pitch" fo:font-size="14pt" style:text-underline-style="none" fo:font-weight="normal" officeooo:rsid="01441129" officeooo:paragraph-rsid="01441129" style:font-size-asian="14pt" style:font-weight-asian="normal" style:font-size-complex="14pt" style:font-weight-complex="normal"/>
    </style:style>
    <style:style style:name="P48" style:family="paragraph" style:parent-style-name="Standard">
      <style:text-properties style:text-position="0% 100%" style:font-name="Liberation Serif" fo:font-size="14pt" fo:font-style="normal" style:text-underline-style="none" fo:font-weight="normal" officeooo:rsid="010b562c" officeooo:paragraph-rsid="0153459d" style:font-size-asian="14pt" style:font-style-asian="normal" style:font-weight-asian="normal" style:font-size-complex="14pt" style:font-style-complex="normal" style:font-weight-complex="normal"/>
    </style:style>
    <style:style style:name="P49" style:family="paragraph" style:parent-style-name="Standard">
      <style:text-properties style:text-position="0% 100%" style:font-name="Liberation Serif" fo:font-size="14pt" fo:font-style="normal" style:text-underline-style="none" fo:font-weight="normal" officeooo:rsid="01629ceb" officeooo:paragraph-rsid="01629ceb" style:font-size-asian="14pt" style:font-style-asian="normal" style:font-weight-asian="normal" style:font-size-complex="14pt" style:font-style-complex="normal" style:font-weight-complex="normal"/>
    </style:style>
    <style:style style:name="P50" style:family="paragraph" style:parent-style-name="Standard">
      <style:text-properties style:text-position="0% 100%" style:font-name="Liberation Serif" fo:font-size="14pt" fo:font-style="normal" style:text-underline-style="none" fo:font-weight="normal" officeooo:rsid="01629ceb" officeooo:paragraph-rsid="0162579f" style:font-size-asian="14pt" style:font-style-asian="normal" style:font-weight-asian="normal" style:font-size-complex="14pt" style:font-style-complex="normal" style:font-weight-complex="normal"/>
    </style:style>
    <style:style style:name="P51" style:family="paragraph" style:parent-style-name="Standard">
      <style:text-properties style:text-position="0% 100%" style:font-name="Liberation Serif" fo:font-size="14pt" fo:font-style="normal" style:text-underline-style="none" fo:font-weight="normal" officeooo:rsid="01631471" officeooo:paragraph-rsid="01631471" style:font-size-asian="14pt" style:font-style-asian="normal" style:font-weight-asian="normal" style:font-size-complex="14pt" style:font-style-complex="normal" style:font-weight-complex="normal"/>
    </style:style>
    <style:style style:name="P52" style:family="paragraph" style:parent-style-name="Standard">
      <style:text-properties style:text-position="0% 100%" style:font-name="Liberation Serif" fo:font-size="14pt" fo:font-style="normal" style:text-underline-style="none" fo:font-weight="normal" officeooo:rsid="0163f536" officeooo:paragraph-rsid="0163f536" style:font-size-asian="14pt" style:font-style-asian="normal" style:font-weight-asian="normal" style:font-size-complex="14pt" style:font-style-complex="normal" style:font-weight-complex="normal"/>
    </style:style>
    <style:style style:name="P53" style:family="paragraph" style:parent-style-name="Standard">
      <style:text-properties style:text-position="0% 100%" style:font-name="Liberation Serif" fo:font-size="14pt" fo:font-style="normal" style:text-underline-style="none" fo:font-weight="normal" officeooo:rsid="0164812f" officeooo:paragraph-rsid="0163f536" style:font-size-asian="14pt" style:font-style-asian="normal" style:font-weight-asian="normal" style:font-size-complex="14pt" style:font-style-complex="normal" style:font-weight-complex="normal"/>
    </style:style>
    <style:style style:name="P54" style:family="paragraph" style:parent-style-name="Standard">
      <style:text-properties style:text-position="0% 100%" style:font-name="Liberation Serif" fo:font-size="14pt" fo:font-style="normal" style:text-underline-style="none" fo:font-weight="normal" officeooo:rsid="0164812f" officeooo:paragraph-rsid="0164812f" style:font-size-asian="14pt" style:font-style-asian="normal" style:font-weight-asian="normal" style:font-size-complex="14pt" style:font-style-complex="normal" style:font-weight-complex="normal"/>
    </style:style>
    <style:style style:name="P55" style:family="paragraph" style:parent-style-name="Standard">
      <style:text-properties style:text-position="0% 100%" style:font-name="Liberation Serif" fo:font-size="14pt" fo:font-style="normal" style:text-underline-style="none" fo:font-weight="normal" officeooo:rsid="0164dd2d" officeooo:paragraph-rsid="0164dd2d" style:font-size-asian="14pt" style:font-style-asian="normal" style:font-weight-asian="normal" style:font-size-complex="14pt" style:font-style-complex="normal" style:font-weight-complex="normal"/>
    </style:style>
    <style:style style:name="P56" style:family="paragraph" style:parent-style-name="Standard">
      <style:text-properties style:text-position="0% 100%" style:font-name="Liberation Serif" fo:font-size="14pt" fo:font-style="normal" style:text-underline-style="none" fo:font-weight="normal" officeooo:rsid="0166bac4" officeooo:paragraph-rsid="0166bac4" style:font-size-asian="14pt" style:font-style-asian="normal" style:font-weight-asian="normal" style:font-size-complex="14pt" style:font-style-complex="normal" style:font-weight-complex="normal"/>
    </style:style>
    <style:style style:name="P57" style:family="paragraph" style:parent-style-name="Standard">
      <style:text-properties style:text-position="0% 100%" style:font-name="Liberation Serif" fo:font-size="14pt" fo:font-style="normal" style:text-underline-style="none" fo:font-weight="normal" officeooo:rsid="016ec1a4" officeooo:paragraph-rsid="016ec1a4" style:font-size-asian="14pt" style:font-style-asian="normal" style:font-weight-asian="normal" style:font-size-complex="14pt" style:font-style-complex="normal" style:font-weight-complex="normal"/>
    </style:style>
    <style:style style:name="P58" style:family="paragraph" style:parent-style-name="Standard">
      <style:text-properties style:text-position="0% 100%" style:font-name="Liberation Serif" fo:font-size="14pt" fo:font-style="normal" style:text-underline-style="none" fo:font-weight="normal" officeooo:rsid="016ec1a4" officeooo:paragraph-rsid="0163f536" style:font-size-asian="14pt" style:font-style-asian="normal" style:font-weight-asian="normal" style:font-size-complex="14pt" style:font-style-complex="normal" style:font-weight-complex="normal"/>
    </style:style>
    <style:style style:name="P59" style:family="paragraph" style:parent-style-name="Standard">
      <style:text-properties style:text-position="0% 100%" style:font-name="Liberation Serif" fo:font-size="14pt" fo:font-style="normal" style:text-underline-style="solid" style:text-underline-width="auto" style:text-underline-color="font-color" fo:font-weight="bold" officeooo:rsid="0163f536" officeooo:paragraph-rsid="0163f536" style:font-size-asian="14pt" style:font-style-asian="normal" style:font-weight-asian="bold" style:font-size-complex="14pt" style:font-style-complex="normal" style:font-weight-complex="bold"/>
    </style:style>
    <style:style style:name="P60" style:family="paragraph" style:parent-style-name="Standard">
      <style:text-properties style:text-position="0% 100%" style:font-name="Liberation Serif" fo:font-size="14pt" fo:font-style="normal" style:text-underline-style="solid" style:text-underline-width="auto" style:text-underline-color="font-color" fo:font-weight="bold" officeooo:rsid="0164812f" officeooo:paragraph-rsid="0164dd2d" style:font-size-asian="14pt" style:font-style-asian="normal" style:font-weight-asian="bold" style:font-size-complex="14pt" style:font-style-complex="normal" style:font-weight-complex="bold"/>
    </style:style>
    <style:style style:name="P61" style:family="paragraph" style:parent-style-name="Standard">
      <style:text-properties style:text-position="0% 100%" style:font-name="Liberation Serif" fo:font-size="14pt" style:text-underline-style="none" fo:font-weight="normal" officeooo:rsid="01748e60" officeooo:paragraph-rsid="0147c48c" style:font-size-asian="14pt" style:font-weight-asian="normal" style:font-size-complex="14pt" style:font-weight-complex="normal"/>
    </style:style>
    <style:style style:name="P62" style:family="paragraph" style:parent-style-name="Standard">
      <style:text-properties style:text-position="0% 100%" style:font-name="Liberation Serif" fo:font-size="14pt" style:text-underline-style="none" fo:font-weight="normal" officeooo:rsid="01748e60" officeooo:paragraph-rsid="01748e60" style:font-size-asian="14pt" style:font-weight-asian="normal" style:font-size-complex="14pt" style:font-weight-complex="normal"/>
    </style:style>
    <style:style style:name="P63" style:family="paragraph" style:parent-style-name="Standard">
      <style:text-properties style:text-position="0% 100%" style:font-name="Liberation Serif" fo:font-size="14pt" style:text-underline-style="solid" style:text-underline-width="auto" style:text-underline-color="font-color" fo:font-weight="bold" officeooo:rsid="01748e60" officeooo:paragraph-rsid="01748e60" style:font-size-asian="14pt" style:font-weight-asian="bold" style:font-size-complex="14pt" style:font-weight-complex="bold"/>
    </style:style>
    <style:style style:name="P64" style:family="paragraph" style:parent-style-name="Standard">
      <style:text-properties style:text-position="0% 100%" fo:font-size="14pt" fo:font-weight="normal" officeooo:rsid="010a58d7" officeooo:paragraph-rsid="0153459d" style:font-size-asian="14pt" style:font-weight-asian="normal" style:font-size-complex="14pt" style:font-weight-complex="normal"/>
    </style:style>
    <style:style style:name="P65" style:family="paragraph" style:parent-style-name="Standard">
      <style:text-properties style:text-position="0% 100%" fo:font-size="14pt" fo:font-weight="normal" officeooo:rsid="010b562c" officeooo:paragraph-rsid="0153459d" style:font-size-asian="14pt" style:font-weight-asian="normal" style:font-size-complex="14pt" style:font-weight-complex="normal"/>
    </style:style>
    <style:style style:name="P66" style:family="paragraph" style:parent-style-name="Standard">
      <style:text-properties style:text-position="0% 100%" style:font-name="Liberation Serif" fo:font-size="14pt" style:text-underline-style="none" fo:font-weight="normal" officeooo:rsid="0147c48c" officeooo:paragraph-rsid="0147c48c" style:font-size-asian="14pt" style:font-weight-asian="normal" style:font-size-complex="14pt" style:font-weight-complex="normal"/>
    </style:style>
    <style:style style:name="P67" style:family="paragraph" style:parent-style-name="Standard">
      <style:text-properties style:text-position="0% 100%" style:font-name="Liberation Serif" fo:font-size="14pt" style:text-underline-style="none" fo:font-weight="normal" officeooo:rsid="0175cb9e" officeooo:paragraph-rsid="0175cb9e" style:font-size-asian="14pt" style:font-weight-asian="normal" style:font-size-complex="14pt" style:font-weight-complex="normal"/>
    </style:style>
    <style:style style:name="P68" style:family="paragraph" style:parent-style-name="Standard">
      <style:text-properties style:text-position="0% 100%" style:font-name="Liberation Serif" fo:font-size="14pt" style:text-underline-style="solid" style:text-underline-width="auto" style:text-underline-color="font-color" fo:font-weight="bold" officeooo:rsid="0175cb9e" officeooo:paragraph-rsid="0175cb9e" style:font-size-asian="14pt" style:font-weight-asian="bold" style:font-size-complex="14pt" style:font-weight-complex="bold"/>
    </style:style>
    <style:style style:name="P69" style:family="paragraph" style:parent-style-name="Standard">
      <style:text-properties style:font-name="Liberation Serif" fo:font-size="14pt" style:text-underline-style="none" fo:font-weight="normal" officeooo:rsid="013fcfc8" officeooo:paragraph-rsid="0141b6e6" style:font-size-asian="14pt" style:font-weight-asian="normal" style:font-size-complex="14pt" style:font-weight-complex="normal"/>
    </style:style>
    <style:style style:name="P70" style:family="paragraph" style:parent-style-name="Standard">
      <style:text-properties style:font-name="Liberation Serif" fo:font-size="14pt" style:text-underline-style="none" fo:font-weight="normal" officeooo:rsid="013fcfc8" officeooo:paragraph-rsid="017631a5" style:font-size-asian="14pt" style:font-weight-asian="normal" style:font-size-complex="14pt" style:font-weight-complex="normal"/>
    </style:style>
    <style:style style:name="P71" style:family="paragraph" style:parent-style-name="Standard">
      <style:text-properties style:font-name="Liberation Serif" fo:font-size="14pt" style:text-underline-style="none" fo:font-weight="normal" officeooo:rsid="017631a5" officeooo:paragraph-rsid="017631a5" style:font-size-asian="14pt" style:font-weight-asian="normal" style:font-size-complex="14pt" style:font-weight-complex="normal"/>
    </style:style>
    <style:style style:name="P72" style:family="paragraph" style:parent-style-name="Standard">
      <style:text-properties style:font-name="Liberation Serif" fo:font-size="14pt" style:text-underline-style="none" fo:font-weight="normal" officeooo:rsid="0176c1d5" officeooo:paragraph-rsid="0176c1d5" style:font-size-asian="14pt" style:font-weight-asian="normal" style:font-size-complex="14pt" style:font-weight-complex="normal"/>
    </style:style>
    <style:style style:name="P73" style:family="paragraph" style:parent-style-name="Standard">
      <style:text-properties fo:font-size="14pt" officeooo:paragraph-rsid="017631a5" style:font-size-asian="14pt" style:font-size-complex="14pt"/>
    </style:style>
    <style:style style:name="P74" style:family="paragraph" style:parent-style-name="Standard">
      <style:paragraph-properties fo:text-align="center" style:justify-single-word="false"/>
      <style:text-properties fo:font-size="20pt" fo:font-weight="bold" officeooo:paragraph-rsid="017631a5" style:font-size-asian="20pt" style:font-weight-asian="bold" style:font-size-complex="20pt" style:font-weight-complex="bold"/>
    </style:style>
    <style:style style:name="T1" style:family="text">
      <style:text-properties officeooo:rsid="011fb795"/>
    </style:style>
    <style:style style:name="T2" style:family="text">
      <style:text-properties fo:font-weight="normal" style:font-weight-asian="normal" style:font-weight-complex="normal"/>
    </style:style>
    <style:style style:name="T3" style:family="text">
      <style:text-properties fo:font-weight="normal" officeooo:rsid="0134e740" style:font-weight-asian="normal" style:font-weight-complex="normal"/>
    </style:style>
    <style:style style:name="T4" style:family="text">
      <style:text-properties fo:font-weight="normal" officeooo:rsid="013d1dcf" style:font-weight-asian="normal" style:font-weight-complex="normal"/>
    </style:style>
    <style:style style:name="T5" style:family="text">
      <style:text-properties fo:font-weight="normal" officeooo:rsid="0153459d" style:font-weight-asian="normal" style:font-weight-complex="normal"/>
    </style:style>
    <style:style style:name="T6" style:family="text">
      <style:text-properties officeooo:rsid="013f4453"/>
    </style:style>
    <style:style style:name="T7" style:family="text">
      <style:text-properties officeooo:rsid="0141b6e6"/>
    </style:style>
    <style:style style:name="T8" style:family="text">
      <style:text-properties officeooo:rsid="0142568d"/>
    </style:style>
    <style:style style:name="T9" style:family="text">
      <style:text-properties officeooo:rsid="014393e1"/>
    </style:style>
    <style:style style:name="T10" style:family="text">
      <style:text-properties officeooo:rsid="01441129"/>
    </style:style>
    <style:style style:name="T11" style:family="text">
      <style:text-properties officeooo:rsid="014570c9"/>
    </style:style>
    <style:style style:name="T12" style:family="text">
      <style:text-properties officeooo:rsid="014679cc"/>
    </style:style>
    <style:style style:name="T13" style:family="text">
      <style:text-properties officeooo:rsid="0147c1ae"/>
    </style:style>
    <style:style style:name="T14" style:family="text">
      <style:text-properties officeooo:rsid="0147c48c"/>
    </style:style>
    <style:style style:name="T15" style:family="text">
      <style:text-properties style:text-position="super 58%"/>
    </style:style>
    <style:style style:name="T16" style:family="text">
      <style:text-properties style:text-position="super 58%" style:text-underline-style="none" fo:font-weight="normal" style:font-weight-asian="normal" style:font-weight-complex="normal"/>
    </style:style>
    <style:style style:name="T17" style:family="text">
      <style:text-properties style:text-position="0% 100%"/>
    </style:style>
    <style:style style:name="T18" style:family="text">
      <style:text-properties style:text-position="0% 100%" fo:font-weight="bold" style:font-weight-asian="bold" style:font-weight-complex="bold"/>
    </style:style>
    <style:style style:name="T19" style:family="text">
      <style:text-properties style:text-position="0% 100%" fo:font-weight="bold" officeooo:rsid="0153459d" style:font-weight-asian="bold" style:font-weight-complex="bold"/>
    </style:style>
    <style:style style:name="T20" style:family="text">
      <style:text-properties style:text-position="0% 100%" fo:font-weight="bold" officeooo:rsid="010b562c" style:font-weight-asian="bold" style:font-weight-complex="bold"/>
    </style:style>
    <style:style style:name="T21" style:family="text">
      <style:text-properties style:text-position="0% 100%" fo:font-weight="normal" officeooo:rsid="010b562c" style:font-weight-asian="normal" style:font-weight-complex="normal"/>
    </style:style>
    <style:style style:name="T22" style:family="text">
      <style:text-properties style:text-position="0% 100%" fo:font-weight="normal" officeooo:rsid="0153459d" style:font-weight-asian="normal" style:font-weight-complex="normal"/>
    </style:style>
    <style:style style:name="T23" style:family="text">
      <style:text-properties style:text-position="0% 100%" officeooo:rsid="010b562c"/>
    </style:style>
    <style:style style:name="T24" style:family="text">
      <style:text-properties style:text-position="0% 100%" officeooo:rsid="0153459d"/>
    </style:style>
    <style:style style:name="T25" style:family="text">
      <style:text-properties style:text-position="0% 100%" officeooo:rsid="01629ceb"/>
    </style:style>
    <style:style style:name="T26" style:family="text">
      <style:text-properties style:text-position="0% 100%" style:text-underline-style="none" fo:font-weight="normal" style:font-weight-asian="normal" style:font-weight-complex="normal"/>
    </style:style>
    <style:style style:name="T27" style:family="text">
      <style:text-properties officeooo:rsid="01485f9d"/>
    </style:style>
    <style:style style:name="T28" style:family="text">
      <style:text-properties fo:font-style="italic" style:font-style-asian="italic" style:font-style-complex="italic"/>
    </style:style>
    <style:style style:name="T29" style:family="text">
      <style:text-properties fo:font-style="italic" officeooo:rsid="01485f9d"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1485f9d" style:font-style-asian="normal" style:font-style-complex="normal"/>
    </style:style>
    <style:style style:name="T32" style:family="text">
      <style:text-properties fo:font-style="normal" officeooo:rsid="014e00eb" style:font-style-asian="normal" style:font-style-complex="normal"/>
    </style:style>
    <style:style style:name="T33" style:family="text">
      <style:text-properties officeooo:rsid="014a195c"/>
    </style:style>
    <style:style style:name="T34" style:family="text">
      <style:text-properties fo:font-weight="bold" style:font-weight-asian="bold" style:font-weight-complex="bold"/>
    </style:style>
    <style:style style:name="T35" style:family="text">
      <style:text-properties fo:font-weight="bold" officeooo:rsid="010b562c" style:font-weight-asian="bold" style:font-weight-complex="bold"/>
    </style:style>
    <style:style style:name="T36" style:family="text">
      <style:text-properties fo:font-weight="bold" officeooo:rsid="0153459d" style:font-weight-asian="bold" style:font-weight-complex="bold"/>
    </style:style>
    <style:style style:name="T37" style:family="text">
      <style:text-properties fo:font-weight="bold" officeooo:rsid="01631471" style:font-weight-asian="bold" style:font-weight-complex="bold"/>
    </style:style>
    <style:style style:name="T38" style:family="text">
      <style:text-properties officeooo:rsid="0162579f"/>
    </style:style>
    <style:style style:name="T39" style:family="text">
      <style:text-properties style:text-position="sub 58%"/>
    </style:style>
    <style:style style:name="T40" style:family="text">
      <style:text-properties style:text-position="sub 58%" officeooo:rsid="01631471"/>
    </style:style>
    <style:style style:name="T41" style:family="text">
      <style:text-properties style:text-position="sub 58%" fo:font-weight="bold" style:font-weight-asian="bold" style:font-weight-complex="bold"/>
    </style:style>
    <style:style style:name="T42" style:family="text">
      <style:text-properties style:text-position="sub 58%" style:text-underline-style="none" fo:font-weight="normal" style:font-weight-asian="normal" style:font-weight-complex="normal"/>
    </style:style>
    <style:style style:name="T43" style:family="text">
      <style:text-properties style:text-position="sub 58%" style:text-underline-style="none" fo:font-weight="normal" officeooo:rsid="01631471" style:font-weight-asian="normal" style:font-weight-complex="normal"/>
    </style:style>
    <style:style style:name="T44" style:family="text">
      <style:text-properties style:text-position="sub 58%" style:text-underline-style="none" fo:font-weight="normal" officeooo:rsid="01629ceb" style:font-weight-asian="normal" style:font-weight-complex="normal"/>
    </style:style>
    <style:style style:name="T45" style:family="text">
      <style:text-properties style:text-position="sub 58%" style:text-underline-style="none" fo:font-weight="normal" officeooo:rsid="0164812f" style:font-weight-asian="normal" style:font-weight-complex="normal"/>
    </style:style>
    <style:style style:name="T46" style:family="text">
      <style:text-properties officeooo:rsid="01631471"/>
    </style:style>
    <style:style style:name="T47" style:family="text">
      <style:text-properties officeooo:rsid="0163f536"/>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1629ceb" style:font-weight-asian="normal" style:font-weight-complex="normal"/>
    </style:style>
    <style:style style:name="T51" style:family="text">
      <style:text-properties style:text-underline-style="none" fo:font-weight="normal" officeooo:rsid="01631471" style:font-weight-asian="normal" style:font-weight-complex="normal"/>
    </style:style>
    <style:style style:name="T52" style:family="text">
      <style:text-properties style:text-underline-style="none" fo:font-weight="normal" officeooo:rsid="0164812f" style:font-weight-asian="normal" style:font-weight-complex="normal"/>
    </style:style>
    <style:style style:name="T53" style:family="text">
      <style:text-properties style:text-underline-style="none" fo:font-weight="normal" officeooo:rsid="0164dd2d" style:font-weight-asian="normal" style:font-weight-complex="normal"/>
    </style:style>
    <style:style style:name="T54" style:family="text">
      <style:text-properties style:text-underline-style="none" fo:font-weight="normal" officeooo:rsid="0166bac4" style:font-weight-asian="normal" style:font-weight-complex="normal"/>
    </style:style>
    <style:style style:name="T55" style:family="text">
      <style:text-properties officeooo:rsid="01676b4f"/>
    </style:style>
    <style:style style:name="T56" style:family="text">
      <style:text-properties officeooo:rsid="016bcce0"/>
    </style:style>
    <style:style style:name="T57" style:family="text">
      <style:text-properties officeooo:rsid="01748e60"/>
    </style:style>
    <style:style style:name="T58" style:family="text">
      <style:text-properties officeooo:rsid="017631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7">Small Matrices</text:span>.</text:p>
      <text:p text:style-name="P1">Richard Parker <text:span text:style-name="T57">4.2</text:span>.201<text:span text:style-name="T1">8</text:span></text:p>
      <text:p text:style-name="P9"/>
      <text:p text:style-name="P10">Section <text:span text:style-name="T7">0</text:span> – Introduction</text:p>
      <text:p text:style-name="P4"/>
      <text:p text:style-name="P13">This <text:span text:style-name="T7">is the project document for the "small matrices" sub-project of meataxe64, with the prime objective being to speed up the "slab" scale operations for multiplication and Gaussian at all sizes, not just huge ones.</text:span></text:p>
      <text:p text:style-name="P13"/>
      <text:p text:style-name="P14">One performance bottleneck is the DPak/DUnpak routines for extracting and inserting single field elements into a vector, and this is (will be) full addressed in section 1. <text:s/>In fact, these routines are already fully optimized, but the "small matrices" project can (for small fields, anyway) usefully extract several entries at once and also extract the same entries from many vectors, and with this interface - faster but harder to use - a very substantial improvement is available.</text:p>
      <text:p text:style-name="P14"/>
      <text:p text:style-name="P15">One idea that was considered and rejected (at this stage anyway) is to produce a 2x2 version of DSMad. <text:s/>It would probably enable both multiplication and Gaussian in Dfmt to reduce the run-time by about 20%. <text:s/>It may be that, once the "small matrices" project nears completion the 2x2 DSMad idea should be reconsidered, so although it is not to be implemented at this stage, section 2 describes what could be done in some detail.</text:p>
      <text:p text:style-name="P15"/>
      <text:p text:style-name="P17">The multiplication of smallish matrices is considered in section 3. <text:s/>For scales up to about 1,000 dimensions, the HPMI conversions are often prohibitively slow, and Dfmt methods are expected to be faster. <text:s/>Section 3 considers the best way to do this, particularly considering the possible grease options available.</text:p>
      <text:p text:style-name="P17"/>
      <text:p text:style-name="P17">Matrix multiplication at rather larger scales, using the HPMI but still only using a single core, forms the subject of section 4. <text:s/>Here the main considerations are the application of Strassen-Winograd methods, and the minimization of memory bandwidth.</text:p>
      <text:p text:style-name="P17"/>
      <text:p text:style-name="P17">The methods of Gaussian elimination at small-scales using Dfmt form the subject of section 5. <text:s/>Here the "pool/batch" approach seems best, but there are many details to sort out.</text:p>
      <text:p text:style-name="P17"/>
      <text:p text:style-name="P17">Section 6 then goes on to consider the larger-scale Gaussian where the objective is to use the HPMI <text:span text:style-name="T10">for the majority of the work.</text:span></text:p>
      <text:p text:style-name="P17"/>
      <text:p text:style-name="P17"/>
      <text:p text:style-name="P11"><text:soft-page-break/>Section <text:span text:style-name="T8">1</text:span> – <text:span text:style-name="T8">Multiple Extraction.</text:span></text:p>
      <text:p text:style-name="P5"/>
      <text:p text:style-name="P29">For Dfmt multiplication and Gaussian elimination in Dfmt, the extraction of entries is currently a serious bottleneck, particularly for fields of order 16 or less, where there are several entries in each byte. <text:s/>DUnpak takes around 20 clocks for each extraction, and has already been the subject of considerable optimization though - as always - there is more that could be done.</text:p>
      <text:p text:style-name="P29"/>
      <text:p text:style-name="P29">T<text:span text:style-name="T38">hree</text:span> factors make it possible to improve the performance of extraction for multiplication and Gaussian, namely</text:p>
      <text:p text:style-name="P29"/>
      <text:p text:style-name="P29">1. <text:s/>That for small fields we often want to extract multiple entries, not just one.</text:p>
      <text:p text:style-name="P32">2. <text:s/>We usually want to extract <text:span text:style-name="T28">consecutive</text:span><text:span text:style-name="T30"> entries, which can be done faster.</text:span></text:p>
      <text:p text:style-name="P29"><text:span text:style-name="T38">3</text:span>. <text:s/>We want to extract the <text:span text:style-name="T28">same</text:span><text:span text:style-name="T30"> entries from lots of vectors.</text:span></text:p>
      <text:p text:style-name="P36"/>
      <text:p text:style-name="P30"><text:span text:style-name="T30">The most extreme case would be where 8 consecutive entries are extracted from the same byte mod 2, where the DUnpak method would take around 160 clocks, yet simply loading a byte might take about 3</text:span><text:span text:style-name="T32"> clocks</text:span><text:span text:style-name="T30"> (mainly calling the subroutine and returning from it!).</text:span></text:p>
      <text:p text:style-name="P37"/>
      <text:p text:style-name="P44">After some thought, although there should be two preparation routines (consecutive and not) I decided not to have two assembler routines as checking some sort of flag is so fast if (as expected here) the branch is correctly predicted, and the consecutive case is anyway of primary performance importance even in the Gaussian case.</text:p>
      <text:p text:style-name="P44"/>
      <text:p text:style-name="P44">I was also tempted to use 32-bit values in the MEX, but as the majority case is where the MEX is made, used and discarded there is no pressure to save space and hence there is no restriction on the vector length.</text:p>
      <text:p text:style-name="P41"/>
      <text:p text:style-name="P44"><text:span text:style-name="T17">A third consideration was to choose between computing powers of q in the pcmex routine and supplying all the powers in the MEX. <text:s/>The latter approach was taken, as there is anyway pressure on the multiplication. <text:s/>It might be faster to use table look-up methods</text:span><text:span text:style-name="T25"> in places</text:span><text:span text:style-name="T17">, but </text:span><text:span text:style-name="T25">I was unable to see the details in such a way that it really would be faster.</text:span></text:p>
      <text:p text:style-name="P50"/>
      <text:p text:style-name="P45"><text:span text:style-name="T25">A</text:span><text:span text:style-name="T17">nother decision point was to switch on the paktyp so that division would always be by a compile-time constant.</text:span></text:p>
      <text:p text:style-name="P50"/>
      <text:p text:style-name="P42">Let's take a stab at the prototypes</text:p>
      <text:p text:style-name="P8"/>
      <text:p text:style-name="P7"><text:span text:style-name="T34">int MakeMex</text:span><text:span text:style-name="T36">G</text:span><text:span text:style-name="T34">(DSPACE * ds, uint64_t </text:span><text:span text:style-name="T35">* </text:span><text:span text:style-name="T34">cols, uint64_t nocols, uint</text:span><text:span text:style-name="T36">64</text:span><text:span text:style-name="T34">_t * mex) </text:span>to convert the list <text:span text:style-name="T34">cols</text:span><text:span text:style-name="T2"> of columns, where there are </text:span><text:span text:style-name="T34">nocols</text:span><text:span text:style-name="T2"> in the list, over the space </text:span><text:span text:style-name="T34">ds</text:span><text:span text:style-name="T2"> (and implicitly the field, including the extension/ground flag) and to make an array </text:span><text:span text:style-name="T34">mex</text:span><text:span text:style-name="T2"> of uint</text:span><text:span text:style-name="T5">64</text:span><text:span text:style-name="T2">_t values suitable for passing to pcmex to extract those columns. <text:s/>The number of entries occupied in the mex array is returned.</text:span><text:span text:style-name="T5"> <text:s/></text:span><text:span text:style-name="T21">It is not possible to use more than 129 entries in the mex array, and a much smaller maximum can usually be readily computed. <text:s/>The input "cols" array must be sorted into </text:span><text:soft-page-break/><text:span text:style-name="T21">increasing order.</text:span></text:p>
      <text:p text:style-name="P65"/>
      <text:p text:style-name="P7"><text:span text:style-name="T20">int MakeMex</text:span><text:span text:style-name="T19">M</text:span><text:span text:style-name="T20">(DSPACE * ds, uint64_t </text:span><text:span text:style-name="T19">first</text:span><text:span text:style-name="T20">col, uint64_t nocols, uint</text:span><text:span text:style-name="T19">64</text:span><text:span text:style-name="T20">_t * mex) </text:span><text:span text:style-name="T21">to convert</text:span><text:span text:style-name="T22"> </text:span><text:span text:style-name="T19">nocols</text:span><text:span text:style-name="T22"> columns, starting at </text:span><text:span text:style-name="T19">firstcol</text:span><text:span text:style-name="T22"> , over the given space (which may be extension or ground) into the given mex, a</text:span><text:span text:style-name="T21">nd to make an array </text:span><text:span text:style-name="T20">mex</text:span><text:span text:style-name="T21"> of uint</text:span><text:span text:style-name="T22">64</text:span><text:span text:style-name="T21">_t values suitable for passing to pcmex to extract those columns. <text:s/>The number of entries occupied in the mex array is returned.</text:span></text:p>
      <text:p text:style-name="P64"/>
      <text:p text:style-name="P43"><text:span text:style-name="T18">uint64_t pcmex(uint</text:span><text:span text:style-name="T19">64</text:span><text:span text:style-name="T18">_t mex, Dfmt * a</text:span><text:span text:style-name="T17">) to extract the columns as indicated in the mex array from the vector a and return all the values in the uint64_t as a+bq+cq</text:span><text:span text:style-name="T15">2</text:span><text:span text:style-name="T17">... where q is the order of the field, or the order of the ground field if the space was set to this.</text:span><text:span text:style-name="T23"> <text:s/>The return value is little-endian - the value 'a' corresponds to the first column in the cols array input to MakeMex</text:span><text:span text:style-name="T24">G or firstcol for MakeMexM</text:span><text:span text:style-name="T23">.</text:span></text:p>
      <text:p text:style-name="P48"/>
      <text:p text:style-name="P49">The first 64-bit word of the MEX is the MODE. <text:s/>The last three bits of the mode select between the modes, and to this is added 8*<text:span text:style-name="T55">W where W+1 is the </text:span>number of words to be processed.<text:span text:style-name="T55"> <text:s/>8C/8N means 8-bits consecutive and non-consecutive respectively. <text:s/>'4' indicates partial bytes. <text:s/>M is a 64-bit multiplier (followed by a 32-bit shift). <text:s/>D is a 32-bit multiplier used to discard and E is a subsequent 64-bit multiplier used to extract. <text:s/>IX is a byte index for 4 and 8, but a column number 16-64. <text:s/>MODE=7 always returns zero, primarily intended for testing. The values in </text:span><text:span text:style-name="T37">bold</text:span><text:span text:style-name="T46"> are those that exist when W=0. <text:s/>Notice that consecutive entries from inside a single byte but not including the last entry of that byte uses the '4N' mode 1. </text:span></text:p>
      <text:p text:style-name="P56"><text:tab/><text:tab/><text:tab/> <text:s/>0() <text:s text:c="4"/>8() <text:s text:c="2"/>16() ...</text:p>
      <text:p text:style-name="P49"><text:span text:style-name="T47">NN<text:tab/><text:tab/></text:span>4C<text:tab/>0+8W <text:s/><text:span text:style-name="T34">IX</text:span><text:span text:style-name="T41">0</text:span><text:span text:style-name="T34"> <text:s/>M</text:span><text:span text:style-name="T41">0</text:span> [Q<text:span text:style-name="T39">i</text:span>] <text:span text:style-name="T46">Q</text:span><text:span text:style-name="T40">W-1</text:span><text:span text:style-name="T46"> </text:span>D<text:span text:style-name="T39">W</text:span><text:span text:style-name="T40">-1</text:span> E<text:span text:style-name="T39">W</text:span><text:span text:style-name="T40">-1</text:span></text:p>
      <text:p text:style-name="P49"><text:span text:style-name="T47">NJ<text:tab/><text:tab/></text:span>4N<text:tab/>1+8W <text:s/><text:span text:style-name="T34">IX</text:span><text:span text:style-name="T41">0</text:span><text:span text:style-name="T34"> D</text:span><text:span text:style-name="T41">0</text:span><text:span text:style-name="T34"> E</text:span><text:span text:style-name="T41">0</text:span> [IX<text:span text:style-name="T39">i</text:span> Q<text:span text:style-name="T39">i</text:span> D<text:span text:style-name="T39">i</text:span> E<text:span text:style-name="T39">i</text:span>]</text:p>
      <text:p text:style-name="P51"><text:span text:style-name="T47">JN/JJN<text:tab/></text:span>8C<text:tab/>2+8W <text:s/><text:span text:style-name="T34">IX</text:span><text:span text:style-name="T41">0</text:span><text:span text:style-name="T34"> </text:span>[Q<text:span text:style-name="T39">i</text:span>]</text:p>
      <text:p text:style-name="P51"><text:span text:style-name="T47">JJN<text:tab/><text:tab/></text:span>8N<text:tab/>3+8W <text:s/><text:span text:style-name="T34">IX</text:span><text:span text:style-name="T41">0</text:span> [IX<text:span text:style-name="T39">i</text:span> Q<text:span text:style-name="T39">i</text:span>]</text:p>
      <text:p text:style-name="P51"/>
      <text:p text:style-name="P51"><text:span text:style-name="T47">JJ<text:tab/><text:tab/></text:span>16N<text:tab/>4+8W <text:s/><text:span text:style-name="T34">IX</text:span><text:span text:style-name="T41">0</text:span> [IX<text:span text:style-name="T39">i</text:span> Q<text:span text:style-name="T39">i</text:span>]</text:p>
      <text:p text:style-name="P51"/>
      <text:p text:style-name="P51"><text:span text:style-name="T47">JJ<text:tab/><text:tab/></text:span>32N<text:tab/>5+8W <text:s/><text:span text:style-name="T34">IX</text:span><text:span text:style-name="T41">0</text:span> [IX<text:span text:style-name="T39">i</text:span> Q<text:span text:style-name="T39">i</text:span>]</text:p>
      <text:p text:style-name="P51"><text:span text:style-name="T47">JJ<text:tab/><text:tab/></text:span>64N<text:tab/>6+8W <text:s/><text:span text:style-name="T34">IX</text:span><text:span text:style-name="T41">0</text:span> [IX<text:span text:style-name="T39">i</text:span> Q<text:span text:style-name="T39">i</text:span>]</text:p>
      <text:p text:style-name="P51"><text:span text:style-name="T47">JJ<text:tab/><text:tab/></text:span> <text:s/>0<text:tab/>7<text:span text:style-name="T56"><text:tab/>&lt;spare&gt;</text:span></text:p>
      <text:p text:style-name="P51"><text:span text:style-name="T47">JJ<text:tab/><text:tab/></text:span><text:tab/>7+8W <text:s text:c="4"/>Reserved for future expansion.</text:p>
      <text:p text:style-name="P51"/>
      <text:p text:style-name="P59">Switch Tree<text:span text:style-name="T49">.</text:span></text:p>
      <text:p text:style-name="P59"><text:span text:style-name="T49">The first test, after loading the MODE and IX</text:span><text:span text:style-name="T42">0</text:span><text:span text:style-name="T49"> words, is between </text:span><text:span text:style-name="T54">mode 0/1</text:span><text:span text:style-name="T49"> and greater - test 6 will do the job. <text:s/>Modes 2-7 are then a taken jump, leaving the more critical extractions with the faster path. <text:s/>We can now load %rax with the byte 0(IX</text:span><text:span text:style-name="T42">0</text:span><text:span text:style-name="T49">) and also load a register with the next value, though whether this is M</text:span><text:span text:style-name="T42">0</text:span><text:span text:style-name="T49"> or D</text:span><text:span text:style-name="T42">0</text:span><text:span text:style-name="T49"> is not yet clear. <text:s/>We then perform the second test - consecutive or not - test 1 will do this - and I propose that the non-consecutive is the taken jump. <text:s/></text:span></text:p>
      <text:p text:style-name="P52"/>
      <text:p text:style-name="P59"><text:span text:style-name="T49">In the </text:span><text:span text:style-name="T48">MODE 0 (4C)</text:span><text:span text:style-name="T49"> case we can now multiply (64) by M</text:span><text:span text:style-name="T42">0</text:span><text:span text:style-name="T49"> and shift 32 places right, then test </text:span><text:soft-page-break/><text:span text:style-name="T49">the mode again and exit if W=0. <text:s/>This deals (NNN) with the case of the extraction from the top of the word - one of the big four. <text:s/>Otherwise (NNJ) we must then immediately test for W=1 and if so action the </text:span><text:span text:style-name="T51">Q</text:span><text:span text:style-name="T43">W-1</text:span><text:span text:style-name="T51"> </text:span><text:span text:style-name="T50">D</text:span><text:span text:style-name="T44">W</text:span><text:span text:style-name="T43">-1</text:span><text:span text:style-name="T50"> E</text:span><text:span text:style-name="T44">W</text:span><text:span text:style-name="T43">-1</text:span><text:span text:style-name="T49"> part - loading 1(IX</text:span><text:span text:style-name="T42">0</text:span><text:span text:style-name="T49">), multiply (32) by D</text:span><text:span text:style-name="T42">W-1</text:span><text:span text:style-name="T49">, multiply (64) by E</text:span><text:span text:style-name="T42">W-1</text:span><text:span text:style-name="T49">, shift 32 and then multiply by Q</text:span><text:span text:style-name="T42">W</text:span><text:span text:style-name="T49"> and add in to %rax. <text:s/>This deals with the most complicated of the big four 0000xxx xxx0000 with NNJN. <text:s/>Otherwise we </text:span><text:span text:style-name="T52">branch off (NNJJ) to do the general case, where bytes are loaded and multiplied by Q</text:span><text:span text:style-name="T45">i</text:span><text:span text:style-name="T52">, all of which is done in separate code. <text:s/></text:span></text:p>
      <text:p text:style-name="P59"><text:span text:style-name="T49">In the </text:span><text:span text:style-name="T48">MODE 1 (4N)</text:span><text:span text:style-name="T49"> case multiply (32) D</text:span><text:span text:style-name="T42">0</text:span><text:span text:style-name="T49"> and then multiply (64) by E</text:span><text:span text:style-name="T42">0</text:span><text:span text:style-name="T49"> and again test W=0 and exit if it is, dealing with perhaps the biggest of the big four - an extraction from a single byte not including the top entry</text:span><text:span text:style-name="T52"> using NJN</text:span><text:span text:style-name="T49">.</text:span><text:span text:style-name="T52"> <text:s/>Otherwise we treat (NJJ) the general case of repeated extractions using IX</text:span><text:span text:style-name="T45">i</text:span><text:span text:style-name="T52">, Q</text:span><text:span text:style-name="T45">i</text:span><text:span text:style-name="T52">, D</text:span><text:span text:style-name="T45">i</text:span><text:span text:style-name="T52">, E</text:span><text:span text:style-name="T45">i</text:span><text:span text:style-name="T52"> to deal with arbitrary extractions from vectors over small fields.</text:span></text:p>
      <text:p text:style-name="P53"/>
      <text:p text:style-name="P54">If the initial jump is taken (no partial bytes) the next test is whether the mode byte is exactly 2. <text:s/>If it is, we are doing a single byte extraction and we can just do it and return. <text:s/>This copes with the extraction of a single byte in JN.</text:p>
      <text:p text:style-name="P54"/>
      <text:p text:style-name="P54">Hence the big four are . . .</text:p>
      <text:p text:style-name="P54">00xxx(00)<text:tab/>4N<text:tab/>NJN</text:p>
      <text:p text:style-name="P54">xxxxx00<text:tab/>4C<text:tab/>NNN</text:p>
      <text:p text:style-name="P54">xxxxxxx<text:tab/>8C<text:tab/>JN</text:p>
      <text:p text:style-name="P54">00xx xx00<text:tab/>4C<text:tab/>NNJN</text:p>
      <text:p text:style-name="P54"/>
      <text:p text:style-name="P55">I wonder whether we should be doing better. <text:s/>Perhaps</text:p>
      <text:p text:style-name="P60"><text:span text:style-name="T49">00xxx(00)<text:tab/>4N<text:tab/>N</text:span><text:span text:style-name="T53">N</text:span></text:p>
      <text:p text:style-name="P60"><text:span text:style-name="T49">xxxxx00<text:tab/>4C<text:tab/>N</text:span><text:span text:style-name="T53">J</text:span></text:p>
      <text:p text:style-name="P60"><text:span text:style-name="T49">xxxxxxx<text:tab/>8C</text:span><text:span text:style-name="T53"><text:tab/>JNN</text:span></text:p>
      <text:p text:style-name="P60"><text:span text:style-name="T49">00xx xx00<text:tab/>4C<text:tab/></text:span><text:span text:style-name="T53">JJ</text:span></text:p>
      <text:p text:style-name="P55">The rest<text:tab/><text:tab/>JNJ</text:p>
      <text:p text:style-name="P55"/>
      <text:p text:style-name="P55">That would gain almost a whole mu-op on the main cases - maybe 7%. <text:s/></text:p>
      <text:p text:style-name="P58"/>
      <text:p text:style-name="P57"/>
      <text:p text:style-name="P57"/>
      <text:p text:style-name="P57"/>
      <text:p text:style-name="P48"/>
      <text:p text:style-name="P11">Section <text:span text:style-name="T8">2</text:span> – <text:span text:style-name="T8">DSMad with 2x2 matrix.</text:span></text:p>
      <text:p text:style-name="P5"/>
      <text:p text:style-name="P18">When DSMad is called for fields of odd characteristic {3-251}, the main work is done by DSMad calling the pcbunf (Performance Critical Binary-UNary Function) routine, which is already heavily optimized and, in particular, unrolled to do 8 operations per loop. <text:s/>The function takes two streams of bytes s (source) and d (destination), and replaces each byte of d by t2(d,t1(s)) for two look-up tables t1 and t2. <text:s/>Here is the fifth of the eight unrolled chunks.</text:p>
      <text:p text:style-name="P18"/>
      <text:p text:style-name="P47"><text:soft-page-break/><text:s text:c="8"/>movzbq <text:s/>5(%r10),%rdx <text:s text:c="3"/></text:p>
      <text:p text:style-name="P47"><text:s text:c="8"/>movzbq <text:s/>5(%rdi),%rax </text:p>
      <text:p text:style-name="P47"><text:s text:c="8"/>movzbq <text:s/>(%rcx,%rdx),%r9 <text:s/><text:span text:style-name="T11">//**1</text:span></text:p>
      <text:p text:style-name="P47"><text:s text:c="8"/>shlq <text:s text:c="3"/>$8,%r9<text:span text:style-name="T11"> <text:s text:c="10"/>//**2</text:span></text:p>
      <text:p text:style-name="P47"><text:s text:c="8"/>addq <text:s text:c="3"/>%r9,%rax<text:span text:style-name="T11"> <text:s text:c="8"/>//**3</text:span></text:p>
      <text:p text:style-name="P47"><text:s text:c="8"/>movb <text:s text:c="3"/>(%rsi,%rax),%ah <text:s/><text:span text:style-name="T11">//**4</text:span> </text:p>
      <text:p text:style-name="P47"><text:s text:c="8"/>movb <text:s text:c="3"/>%ah,5(%rdi)</text:p>
      <text:p text:style-name="P15"/>
      <text:p text:style-name="P18">This does four memory reads and eight mu-ops (on Haswell - other chips are similar)<text:span text:style-name="T11"> and although something resembling the **1 - **4 instructions are needed (looking up in t1 and t2, and converting d,t1(s) into a single address) it is clear that doing a 2x2 version can eliminate some of the remaining instructions which simply load and store the source and destination data. </text:span></text:p>
      <text:p text:style-name="P18"/>
      <text:p text:style-name="P19">Nevertheless, I do not intend to implement anything in this area at this time. <text:s/>The reasons are t<text:span text:style-name="T12">hree</text:span>fold.</text:p>
      <text:p text:style-name="P19"/>
      <text:p text:style-name="P19">Firstly it is the HPMI that is performance critical at large sizes, and administrative garbage that is critical at tiny sizes so that the range of scales at which this would have an impact is relatively narrow - perhaps the range 100 to 1,000 dimensions.</text:p>
      <text:p text:style-name="P19"/>
      <text:p text:style-name="P19">Secondly, the improvement it would deliver is relatively small. <text:s/>There is no way this can improve things<text:span text:style-name="T12"> - even at around 300 dimensions -</text:span> by as much as 50%, with 20% being a more likely outcome.</text:p>
      <text:p text:style-name="P19"/>
      <text:p text:style-name="P20">Thirdly the structure of both Dmft multiplication and Dfmt Gaussian is not at all clear at this stage, and putting extra complication in at this stage does no look like a good idea. <text:s/>We need to write it first, and then reconsider whether an optimization along these lines should be done.</text:p>
      <text:p text:style-name="P15"/>
      <text:p text:style-name="P12">Section <text:span text:style-name="T9">3</text:span> – <text:span text:style-name="T9">Matrix Multiplication in Dfmt.</text:span></text:p>
      <text:p text:style-name="P6"/>
      <text:p text:style-name="P21">The HPMI is primarily designed to handle huge matrices - very roughly aimed at 50,000 x 50,000 - and the detail as to how this is done is reconsidered in section 4. <text:s/>Even for scales 1,000 x 1,000 the HPMI is still faster than using Dfmt, as although the various reformatting stages are sometimes painfully slow, it is still better to do them than to apply ancient (Dfmt) methods. <text:s/>Nevertheless it remains of interest to work quickly with matrices where one, two or even all three dimensions are less than 1,000, and in particular in &lt;characteristic polynomial&gt; we need to multiply a single vector.</text:p>
      <text:p text:style-name="P21"/>
      <text:p text:style-name="P22">For <text:span text:style-name="T14">most </text:span>large fields, there is probably little scope for clever tricks. <text:s/>One simply takes each element of matrix A in turn, and calls DSMad to add the appropriate vector of B into the appropriate vector of C. <text:s/><text:span text:style-name="T13">There is some skill in deciding what order to do things to reduce memory bandwidth, though DSMad is in fact slower (for large fields) than the memory channels, even when shared between a large number of cores, so cost/benefit considerations </text:span><text:soft-page-break/><text:span text:style-name="T13">suggest that this is not an area of great importance. <text:s/>There is a possible use for Strassen, but this is considered at a higher level in section 4.</text:span></text:p>
      <text:p text:style-name="P22"/>
      <text:p text:style-name="P33">For large fields of small characteristic, there is probably some scope for using the methods of Albrecht and linear forms. <text:s/>At the moment the scope for using this is also probably fairly narrow, limited to quadratic and cubic extension fields of order &gt; 65536 so that logarithms are not available but the linear functions are. <text:s/>It might be worth considering also the use of linear forms to extend a field that is not of prime order - it is clear that 3<text:span text:style-name="T15">18</text:span><text:span text:style-name="T17"> would be faster as a quadratic extension of 3</text:span><text:span text:style-name="T15">9</text:span><text:span text:style-name="T17">, for example, than the current (gruesome) methods.</text:span></text:p>
      <text:p text:style-name="P66"/>
      <text:p text:style-name="P68">Discussion - list some viable grease strategies.</text:p>
      <text:p text:style-name="P67"/>
      <text:p text:style-name="P67">NONE - just DSMad each row in separately. <text:s/>Unpredictable branch if a=0. <text:s/></text:p>
      <text:p text:style-name="P67"/>
      <text:p text:style-name="P67">P2 - projective 2-dimensional grease. <text:s/>Does one DSMad for each two rows of B, and needs Q-1 calls to DAdd to construct it. <text:s/>Better than NONE roughly provided nor&gt;2Q. <text:s/>Extracts two entries at a time and needs a way to compute a and b/a (or b if a=0) from a+qb. <text:s/>Probably a major player in this space.</text:p>
      <text:p text:style-name="P67"/>
      <text:p text:style-name="P46"><text:span text:style-name="T26">An - Affine n-dimensional grease. <text:s/>Does one DAdd for each n rows of B and needs Q</text:span><text:span text:style-name="T16">n</text:span><text:span text:style-name="T26">-n-1 calls to DAdd (possibly a handful of DSMul as well) to construct it. <text:s/>Major player in characteristic 2 space, where DAdd is so much faster than DSMad.</text:span></text:p>
      <text:p text:style-name="P61"/>
      <text:p text:style-name="P63">Discussion - is it worth doing multiple slices?</text:p>
      <text:p text:style-name="P62"/>
      <text:p text:style-name="P12">Section <text:span text:style-name="T9">4</text:span> – <text:span text:style-name="T9">Slab-scale matrix multiplication.</text:span></text:p>
      <text:p text:style-name="P6"/>
      <text:p text:style-name="P24">One result of the "small matrix" project is that the speed of slab echelize should be improved to approach the HPMI multiply speed at comparable sizes, so that chopping is really only important to gain concurrency. <text:s/>In general, this means that slabs can be somewhat larger than at present. <text:s/><text:span text:style-name="T33">In turn, this implies that the methods of Strassen are of greater importance inside the slab, and the time has come to consider implementation.</text:span></text:p>
      <text:p text:style-name="P16"/>
      <text:p text:style-name="P12">Section <text:span text:style-name="T9">5</text:span> – <text:span text:style-name="T9">Gaussian Elimination in Dfmt.</text:span></text:p>
      <text:p text:style-name="P6"/>
      <text:p text:style-name="P23">The Gaussian functions in Dfmt are used as the "base case" for slab-scale Gaussian elimination, which operates (see section 6) by chopping and using the HPMI, though it is probably not of performance-critical nature for large matrices. <text:s/>But anyway we need to provide functions for Gaussian at moderate sizes anyway, so the subject will be treated at a considerable level of detail here.</text:p>
      <text:p text:style-name="P23"/>
      <text:p text:style-name="P23">There are questions as to the specification of the routines. <text:s/>We assume that the input matrix may be destroyed, as it is must otherwise be moved, and this would be a waste of effort if in fact the <text:soft-page-break/>matrix is, as is often the case, no longer needed. <text:s/>Although the row-select is often not needed, and even if it is, may not need to be standard, so far I have seen no real way that performance <text:span text:style-name="T27">can be improved by </text:span><text:span text:style-name="T29">not</text:span><text:span text:style-name="T31"> producing standard row-select, so only the version that does provided it will be implemented, at least at this stage. <text:s/>The column-select is always needed, but does not always need to be standard. <text:s/>In this case it is clear that sparsity (that the matrix is born with) may allow non-standard column selects to run faster, but this aspect is not considered at this stage.</text:span></text:p>
      <text:p text:style-name="P38"/>
      <text:p text:style-name="P39">There are, however, two routines - with and without transformation matrix. <text:s/>Admittedly the initial implementation of "without transformation matrix" may simply use the one that produces a transformation matrix and then discard it, but it is clear that this is wasteful and should be improved before too long. <text:s/>Not only can the work of producing the transformation matrix be avoided, but also the back-cleaning can be usefully postponed, so that it is done only on remnant-sized rows. <text:s/>In theory the version with no transformation matrix can put a square, well-conditioned matrix into echelon form in 1/3 of the time that the full version would need.</text:p>
      <text:p text:style-name="P39"/>
      <text:p text:style-name="P25">The pool/batch approach aims to collect a "pool" of vectors collected singly, and fully back-cleaned (i.e. the pool is in NREF). <text:s/>It needs to consider, and possibly to compromise, on several different objectives . . .</text:p>
      <text:p text:style-name="P25"/>
      <text:p text:style-name="P34">Grease.<text:span text:style-name="T2"> <text:s/>Probably the main reason for batching before cleaning is to allow for the use of grease when the field is small.</text:span></text:p>
      <text:p text:style-name="P34">Thackray shortening.<text:span text:style-name="T2"> <text:s/>If the pivot of a vector lies some distance to the right, it is possible to move the pointer to the right and reduce the length of the vector added, avoiding the adding of entries known to be zero.</text:span></text:p>
      <text:p text:style-name="P35">Fast Extraction.<text:span text:style-name="T2"> <text:s/>For fields of order 16 or less, there are multiple entries in each byte, and it is faster to extract them a byte at a time, or at least to fetch multiple contiguous entries from a byte, rather than extracting each entry individually. <text:s/>Even if they are extracted individually, it is better to use MakeMex (rather than DUnpak) since much of the computation can be done once rather than for each vector.</text:span></text:p>
      <text:p text:style-name="P35">Pivot Reversal.<text:span text:style-name="T2"> <text:s/>If a later row has an earlier pivot, the back-cleaning can avoid cleaning that earlier row since the extraction is known to be zero (since we use standard columns).</text:span></text:p>
      <text:p text:style-name="P34">Cache-Friendly.<text:span text:style-name="T2"> <text:s/>By using a batch to clear several rows at once, it may be possible to reduce the amount of memory traffic considerably. <text:s/>It must be admitted that the sweet-spot between this and the slower pool collection probably makes this a minor consideration only, but it must be kept in mind, particularly in even characteristic.</text:span></text:p>
      <text:p text:style-name="P35">Pool building is slow.<text:span text:style-name="T2"> <text:s/>The building of the pool involves treating the vectors without much benefit from the above. <text:s/></text:span><text:span text:style-name="T4">A larger pool, </text:span><text:span text:style-name="T2">which may yield savings for the above reasons, must be balanced against the time spent building it, which cannot gain so much from the above ideas.</text:span></text:p>
      <text:p text:style-name="P26"/>
      <text:p text:style-name="P26">So . . . what is the overall structure. <text:s/>Each vector is considered in turn, and added (if independent) to the pool. <text:s/>If a vector is added, we must then</text:p>
      <text:p text:style-name="P27"/>
      <text:p text:style-name="P35"><text:soft-page-break/><text:span text:style-name="T2">1. <text:s/>Decide whether the pool has a suitable set of vectors to </text:span><text:span text:style-name="T3">form a batch, and if so which.</text:span></text:p>
      <text:p text:style-name="P28">2. <text:s/>Decide how to grease those vectors</text:p>
      <text:p text:style-name="P28">3. <text:s/>Grease them</text:p>
      <text:p text:style-name="P28">4. <text:s/>Clear the rest of the matrix with the batch</text:p>
      <text:p text:style-name="P28">5. <text:s/>Remove the batch from the pool<text:span text:style-name="T6">. </text:span></text:p>
      <text:p text:style-name="P40"/>
      <text:p text:style-name="P12">Section <text:span text:style-name="T9">6</text:span> – <text:span text:style-name="T9">Slab-scale Gaussian elimination.</text:span></text:p>
      <text:p text:style-name="P6"/>
      <text:p text:style-name="P31">Translate Steve's stuff into here. <text:s/>Might be best left to Aachen and get his assistance.</text:p>
      <text:p text:style-name="P69"/>
      <text:p text:style-name="P74">Section <text:span text:style-name="T58">7</text:span> – <text:span text:style-name="T58">Mimic in Gaussian.</text:span></text:p>
      <text:p text:style-name="P73"/>
      <text:p text:style-name="P71">My impression is that there is another concept in small-scale Gaussian which I will call "mimic".</text:p>
      <text:p text:style-name="P71"/>
      <text:p text:style-name="P71">The first glimmer of the need for this comes from Albrecht-style extension-field multiply, where the linear forms module wishes to do the linear forms (in the ground field) with as few operations as possible. <text:s/>The "transformation matrix" is, in this case, an interpreted program, with a definition of the semantics of a byte code as occurs in the linf.c module. <text:s/>Whether this is suitable for more general use needs investigation - it probably is not.</text:p>
      <text:p text:style-name="P71"/>
      <text:p text:style-name="P71">A similar situation occurs when we wish to multiply a small square-ish matrix by a matrix which fits in memory but has extremely long rows. <text:s/>Again we wish to minimize the operations done, and do not mind spending a little time inspecting the small square-ish matrix to find the best way to proceed.</text:p>
      <text:p text:style-name="P71"/>
      <text:p text:style-name="P71">A third example is when a matrix with few rows but many columns needs the echelize procedure done. <text:s/>One could consider this to chop off the first few columns, echelize and then take the transformation matrix through the operation described in the previous paragraph, but it somehow feels as if the natural approach might do things in the opposite order - it is the operations that come first, and used to make the transformation matrix afterwards.</text:p>
      <text:p text:style-name="P71"/>
      <text:p text:style-name="P72">Let's have a look at linf.c to see what we have at the moment. <text:s/>There are several issues arising there that differ from the other two cases. <text:s/>This is because of the existence of "generic" mimic programs to do the work for, say, all quadratic or (worse) cubic extensions. <text:s/>Hence, for example, we need to be able to multiply a row by a coefficient of the Conway polynomial which are stored out-of-band. <text:s/>Another issue is the need to multiply a row by a rational number (e.g. -1/24) which must be computed as an element of the field.</text:p>
      <text:p text:style-name="P72"/>
      <text:p text:style-name="P72">In the other direction, the linf byte-code is limited to 256 matrices, and we may wish to mimic with rather more rows.</text:p>
      <text:p text:style-name="P72"/>
      <text:p text:style-name="P72">On the whole, it seems that we probably want to start afresh with a good design for this byte <text:soft-page-break/>code, and to allow its use wherever appropriate. <text:s/></text:p>
      <text:p text:style-name="P72"/>
      <text:p text:style-name="P72"/>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02-12T03:42:14.291993724</dc:date>
    <meta:editing-duration>P4DT13H27M47S</meta:editing-duration>
    <meta:editing-cycles>462</meta:editing-cycles>
    <meta:generator>LibreOffice/5.1.6.2$Linux_X86_64 LibreOffice_project/10m0$Build-2</meta:generator>
    <meta:document-statistic meta:table-count="0" meta:image-count="0" meta:object-count="0" meta:page-count="9" meta:paragraph-count="106" meta:word-count="3455" meta:character-count="19713" meta:non-whitespace-character-count="16119"/>
  </office:meta>
</office:document-meta>
</file>